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8">
            <text:p>39,80</text:p>
          </table:table-cell>
          <table:table-cell office:value-type="float" office:value="55">
            <text:p>55,00</text:p>
          </table:table-cell>
          <table:table-cell office:value-type="float" office:value="55.35">
            <text:p>55,35</text:p>
          </table:table-cell>
          <table:table-cell table:style-name="Default" office:value-type="float" office:value="168">
            <text:p>168</text:p>
          </table:table-cell>
          <table:table-cell office:value-type="float" office:value="105.32">
            <text:p>105,32</text:p>
          </table:table-cell>
          <table:table-cell office:value-type="float" office:value="300">
            <text:p>300</text:p>
          </table:table-cell>
          <table:table-cell office:value-type="float" office:value="40.2">
            <text:p>40,20</text:p>
          </table:table-cell>
          <table:table-cell office:value-type="float" office:value="56">
            <text:p>56,00</text:p>
          </table:table-cell>
          <table:table-cell office:value-type="float" office:value="54.37">
            <text:p>54,37</text:p>
          </table:table-cell>
          <table:table-cell office:value-type="float" office:value="148.41">
            <text:p>148,41</text:p>
          </table:table-cell>
          <table:table-cell office:value-type="float" office:value="92.27">
            <text:p>92,27</text:p>
          </table:table-cell>
          <table:table-cell office:value-type="float" office:value="300">
            <text:p>300</text:p>
          </table:table-cell>
          <table:table-cell office:value-type="float" office:value="39.3">
            <text:p>39,30</text:p>
          </table:table-cell>
          <table:table-cell office:value-type="float" office:value="62">
            <text:p>62,00</text:p>
          </table:table-cell>
          <table:table-cell office:value-type="float" office:value="54.7">
            <text:p>54,70</text:p>
          </table:table-cell>
          <table:table-cell office:value-type="float" office:value="184.57">
            <text:p>184,57</text:p>
          </table:table-cell>
          <table:table-cell office:value-type="float" office:value="100">
            <text:p>100,00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3">
            <text:p>119,30</text:p>
          </table:table-cell>
          <table:table-cell table:formula="of:=AVERAGE([.D7];[.J7];[.P7])" office:value-type="float" office:value="57.6666666666667">
            <text:p>57,67</text:p>
          </table:table-cell>
          <table:table-cell table:formula="of:=AVERAGE([.E7];[.K7];[.Q7])" office:value-type="float" office:value="54.8066666666667">
            <text:p>54,81</text:p>
          </table:table-cell>
          <table:table-cell table:formula="of:=AVERAGE([.G7];[.L7];[.R7])" office:value-type="float" office:value="146.1">
            <text:p>146,10</text:p>
          </table:table-cell>
          <table:table-cell table:formula="of:=AVERAGE([.G7];[.M7];[.S7])" office:value-type="float" office:value="99.1966666666667">
            <text:p>99,2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8">
            <text:p>52,80</text:p>
          </table:table-cell>
          <table:table-cell office:value-type="float" office:value="173">
            <text:p>173,00</text:p>
          </table:table-cell>
          <table:table-cell office:value-type="float" office:value="94.44">
            <text:p>94,44</text:p>
          </table:table-cell>
          <table:table-cell office:value-type="float" office:value="573.85">
            <text:p>573,85</text:p>
          </table:table-cell>
          <table:table-cell office:value-type="float" office:value="253.02">
            <text:p>253,02</text:p>
          </table:table-cell>
          <table:table-cell office:value-type="float" office:value="400">
            <text:p>400</text:p>
          </table:table-cell>
          <table:table-cell office:value-type="float" office:value="51.23">
            <text:p>51,23</text:p>
          </table:table-cell>
          <table:table-cell office:value-type="float" office:value="214">
            <text:p>214,00</text:p>
          </table:table-cell>
          <table:table-cell office:value-type="float" office:value="96.69">
            <text:p>96,69</text:p>
          </table:table-cell>
          <table:table-cell office:value-type="float" office:value="742.91">
            <text:p>742,91</text:p>
          </table:table-cell>
          <table:table-cell office:value-type="float" office:value="253.67">
            <text:p>253,67</text:p>
          </table:table-cell>
          <table:table-cell office:value-type="float" office:value="300">
            <text:p>300</text:p>
          </table:table-cell>
          <table:table-cell office:value-type="float" office:value="39.3">
            <text:p>39,30</text:p>
          </table:table-cell>
          <table:table-cell office:value-type="float" office:value="213">
            <text:p>213,00</text:p>
          </table:table-cell>
          <table:table-cell office:value-type="float" office:value="102.7647">
            <text:p>102,76</text:p>
          </table:table-cell>
          <table:table-cell office:value-type="float" office:value="683.18">
            <text:p>683,18</text:p>
          </table:table-cell>
          <table:table-cell office:value-type="float" office:value="264.44">
            <text:p>264,44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3.33">
            <text:p>143,33</text:p>
          </table:table-cell>
          <table:table-cell table:formula="of:=AVERAGE([.D8];[.J8];[.P8])" office:value-type="float" office:value="200">
            <text:p>200,00</text:p>
          </table:table-cell>
          <table:table-cell table:formula="of:=AVERAGE([.E8];[.K8];[.Q8])" office:value-type="float" office:value="97.9649">
            <text:p>97,96</text:p>
          </table:table-cell>
          <table:table-cell table:formula="of:=AVERAGE([.F8];[.L8];[.R8])" office:value-type="float" office:value="666.646666666667">
            <text:p>666,65</text:p>
          </table:table-cell>
          <table:table-cell table:formula="of:=AVERAGE([.G8];[.M8];[.S8])" office:value-type="float" office:value="257.043333333333">
            <text:p>257,04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3"/>
          <table:table-cell table:style-name="Default"/>
          <table:table-cell/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S8])" office:value-type="float" office:value="264.44">
            <text:p>264,44</text:p>
          </table:table-cell>
          <table:table-cell table:formula="of:=AVERAGE([.G9];[.M9];[.S9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04T19:16:16</dc:date>
    <dc:creator>diego </dc:creator>
    <meta:editing-duration>PT2H18M49S</meta:editing-duration>
    <meta:editing-cycles>43</meta:editing-cycles>
    <meta:document-statistic meta:table-count="2" meta:cell-count="894" meta:object-count="0"/>
  </office:meta>
</office:document-meta>
</file>